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4"/>
    <style:style style:name="P2" style:family="paragraph" style:parent-style-name="Text_20_body">
      <style:text-properties officeooo:paragraph-rsid="0008a8b8"/>
    </style:style>
    <style:style style:name="T1" style:family="text">
      <style:text-properties officeooo:rsid="00046776"/>
    </style:style>
    <style:style style:name="T2" style:family="text">
      <style:text-properties fo:font-weight="bold" style:font-weight-asian="bold" style:font-weight-complex="bold"/>
    </style:style>
    <style:style style:name="T3" style:family="text">
      <style:text-properties fo:font-weight="bold" officeooo:rsid="00046776" style:font-weight-asian="bold" style:font-weight-complex="bold"/>
    </style:style>
    <style:style style:name="T4" style:family="text">
      <style:text-properties officeooo:rsid="0004f4a5"/>
    </style:style>
    <style:style style:name="T5" style:family="text">
      <style:text-properties officeooo:rsid="0006343c"/>
    </style:style>
    <style:style style:name="T6" style:family="text">
      <style:text-properties officeooo:rsid="00072ff6"/>
    </style:style>
    <style:style style:name="T7" style:family="text">
      <style:text-properties officeooo:rsid="0009ec3d"/>
    </style:style>
    <style:style style:name="T8" style:family="text">
      <style:text-properties officeooo:rsid="000c9a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NF2<text:span text:style-name="T1">303, </text:span><text:span text:style-name="T4">Summer 2013</text:span>, <text:span text:style-name="T4">class</text:span> 2 memo, <text:span text:style-name="T1">Jane Doe</text:span></text:p>
      <text:h text:style-name="Heading_20_1" text:outline-level="1"><text:span text:style-name="T2">Central issues</text:span></text:h>
      <text:p text:style-name="Text_20_body">Lorem ipsum dolor sit amet <text:span text:style-name="T1">open source</text:span>, consectetur adipiscing elit <text:span text:style-name="T1">free software</text:span>. Phasellus et eros in augue condimentum “<text:span text:style-name="T8">hacking”</text:span> sit amet a nisi. Sed interdum semper auctor? Maecenas sed pretium libero. Suspendisse ipsum dui, ultricies non urna a, consequat laoreet mauris. Vivamus ut magna felis. Pellentesque non feugiat odio, at mollis leo. Morbi laoreet iaculis neque. Vestibulum vitae elit congue, suscipit odio non, fermentum sapien. Duis in gravida elit. Fusce aliquam nisi ut euismod euismod. Nulla eros nisl, feugiat a quam in, pellentesque aliquam diam.</text:p>
      <text:h text:style-name="Heading_20_1" text:outline-level="1"><text:span text:style-name="T3">P</text:span><text:span text:style-name="T2">oints </text:span><text:span text:style-name="T3">of agreement and disagreement</text:span></text:h>
      <text:p text:style-name="Text_20_body"><text:span text:style-name="T1">Suspendisse Torvalds potenti “</text:span><text:span text:style-name="T5">hacking”</text:span><text:span text:style-name="T1">. Donec</text:span><text:span text:style-name="T5"> </text:span><text:span text:style-name="T1">ullamcorper dui sed vestibulum fringilla. </text:span><text:span text:style-name="T5">Levy in</text:span><text:span text:style-name="T1"> tempus, metus vel ultrices fringilla, diam nibh commodo velit Williams, quis suscipit orci leo nec diam. Etiam </text:span><text:span text:style-name="T6">Levy, Coleman </text:span><text:span text:style-name="T1">et nibh consequat, malesuada ligula sed, sagittis purus. Morbi eget tellus vel orci gravida interdum. Cras sagittis lacus ullamcorper hendrerit tincidunt Raymond. Pellentesque quis est elit. Proin ut tortor in ante facilisis tempor eu a erat. Sed lacinia </text:span><text:span text:style-name="T6">Coleman </text:span><text:span text:style-name="T1">congue sollicitudin. Aliquam sit amet odio Raymond malesuada, lacinia risus ac, interdum magna Levy.</text:span></text:p>
      <text:p text:style-name="P2"><text:span text:style-name="T1">Quisque vel massa eleifend, tempus ipsum nec, convallis nibh. Pellentesque vehicula </text:span><text:span text:style-name="T6">Coleman</text:span><text:span text:style-name="T1">, purus ac pulvinar dapibus, ipsum justo condimentum nisi, ut vestibulum felis lectus sed justo. Morbi iaculis luctus nisl, ut luctus libero pharetra. </text:span>Suspendisse faucibus nisl enim. Quisque scelerisque dapibus arcu, at porta urna rhoncus sed. Sed nisi ligula, molestie eu mattis non, auctor sit amet nunc. Vivamus adipiscing eget velit sed aliquam. Quisque sed metus dui. Suspendisse “Hackers” dapibus nulla id ante.</text:p>
      <text:p text:style-name="P2">Donec et vehicula lacus, malesuada condimentum dolor. Integer viverra nibh quis pulvinar imperdiet. In vel condimentum massa. Integer Levy in turpis quis consequat. Donec mattis eu sapien vel condimentum. Proin vulputate lorem et pharetra vulputate. Curabitur sed felis non risus consectetur mollis id sed nisi. Nulla sodales luctus mi, eu molestie tellus Levy vel. Curabitur sapien urna, facilisis a metus a, viverra cursus tortor. Lorem ipsum dolor sit amet, consectetur adipiscing Williams. Nulla facilisi. Suspendisse sollicitudin tempus Coleman. Pellentesque quis dictum Torvalds. Cum sociis natoque penatibus et magnis dis parturient montes, nascetur ridiculus mus. Nullam gravida orci ac laoreet mollis. Nunc vitae dignissim nulla. Nullam at pretium est.</text:p>
      <text:h text:style-name="Heading_20_1" text:outline-level="1"><text:span text:style-name="T1">My position</text:span></text:h>
      <text:p text:style-name="Text_20_body"><text:span text:style-name="T1">Aenean euismod erat at ipsum dapibus “</text:span><text:span text:style-name="T7">hackers”</text:span><text:span text:style-name="T1">, at aliquet justo lobortis. Sed aliquet, </text:span><text:span text:style-name="T7">Stallman </text:span><text:span text:style-name="T1">neque vel molestie vehicula, mi dolor </text:span><text:span text:style-name="T7">Torvalds </text:span><text:span text:style-name="T1">suscipit enim, in auctor nulla turpis sed lectus. Sed semper tempor volutpat. Vestibulum tincidunt euismod nisl et fermentum. Sed a sem ac sem feugiat lacinia quis eleifend quam. Nulla dictum condimentum mauris, sit amet imperdiet nunc sagittis id. Nullam cursus mauris ac condimentum luctus. Suspendisse feugiat placerat dui in rutrum. Maecenas vitae aliquet erat, id venenatis lectus. Proin ac enim at mi commodo venenatis. Maecenas sollicitudin quam et urna vestibulum, in placerat sem vestibulum. Aenean sed felis imperdiet, fermentum nisi vel, bibendum nisl. Fusce egestas ornare arcu sit amet eleifend. </text:span></text:p>
      <text:p text:style-name="Text_20_body"><text:span text:style-name="T3">Three questions for discussion</text:span></text:p>
      <text:list xml:id="list2929266040445732416" text:style-name="L4">
        <text:list-item>
          <text:p text:style-name="P1"><text:span text:style-name="T1">Suspendisse “hackers” elit erat, nec adipiscing diam venenatis quis? Duis ut luctus ipsum?</text:span></text:p>
        </text:list-item>
        <text:list-item>
          <text:p text:style-name="P1"><text:span text:style-name="T1">Proin egestas consectetur pretium “free”. Nullam scelerisque, justo ac sodales Stallman lobortis, sapien quam lobortis massa, nec ornare justo lectus et nisl?</text:span></text:p>
        </text:list-item>
        <text:list-item>
          <text:p text:style-name="P1"><text:span text:style-name="T1">Curabitur convallis orci urna, eget aliquam magna ultrices nec? (Morbi rutrum dapibus massa at pulvina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OpenSymbol" svg:font-family="Open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101cm" fo:margin-bottom="0.101cm" style:contextual-spacing="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fo:margin-top="0.199cm" fo:margin-bottom="0.101cm" style:contextual-spacing="false"/>
      <style:text-properties style:font-name="Times New Roman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ri </meta:initial-creator>
    <meta:creation-date>2011-12-22T12:38:11</meta:creation-date>
    <dc:date>2013-07-08T11:24:30</dc:date>
    <dc:creator>Yuri </dc:creator>
    <meta:editing-duration>PT25M9S</meta:editing-duration>
    <meta:editing-cycles>14</meta:editing-cycles>
    <meta:generator>LibreOffice/4.0.0.3$Linux_x86 LibreOffice_project/7545bee9c2a0782548772a21bc84a9dcc583b89</meta:generator>
    <meta:printed-by>Yuri </meta:printed-by>
    <meta:print-date>2013-07-08T11:18:53</meta:print-date>
    <meta:document-statistic meta:table-count="0" meta:image-count="0" meta:object-count="0" meta:page-count="1" meta:paragraph-count="13" meta:word-count="536" meta:character-count="3666" meta:non-whitespace-character-count="3145"/>
  </office:meta>
</office:document-meta>
</file>